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office:value-type="time" office:time-value="PT00H00M00S" calcext:value-type="time">
            <text:p>00:00:00</text:p>
          </table:table-cell>
          <table:table-cell table:formula="of:=([.D22]/([.D22]+[.E22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3]-[.H23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D23]/([.D23]+[.E23]))" office:value-type="percentage" office:value="1" calcext:value-type="percentage">
            <text:p>100,00 %</text:p>
          </table:table-cell>
          <table:table-cell/>
          <table:table-cell office:value-type="time" office:time-value="PT00H01M25S" calcext:value-type="time">
            <text:p>00:01:25</text:p>
          </table:table-cell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4]-[.H24]" office:value-type="time" office:time-value="PT00H00M47S" calcext:value-type="time">
            <text:p>00:00:47</text:p>
          </table:table-cell>
          <table:table-cell office:value-type="time" office:time-value="PT00H00M00S" calcext:value-type="time">
            <text:p>00:00:00</text:p>
          </table:table-cell>
          <table:table-cell table:formula="of:=([.D24]/([.D24]+[.E24]))" office:value-type="percentage" office:value="1" calcext:value-type="percentage">
            <text:p>100,00 %</text:p>
          </table:table-cell>
          <table:table-cell/>
          <table:table-cell office:value-type="time" office:time-value="PT00H02M13S" calcext:value-type="time">
            <text:p>00:02:13</text:p>
          </table:table-cell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5]-[.H25]" office:value-type="time" office:time-value="PT00H01M47S" calcext:value-type="time">
            <text:p>00:01:47</text:p>
          </table:table-cell>
          <table:table-cell office:value-type="time" office:time-value="PT00H00M00S" calcext:value-type="time">
            <text:p>00:00:00</text:p>
          </table:table-cell>
          <table:table-cell table:formula="of:=([.D25]/([.D25]+[.E25]))" office:value-type="percentage" office:value="1" calcext:value-type="percentage">
            <text:p>100,00 %</text:p>
          </table:table-cell>
          <table:table-cell/>
          <table:table-cell office:value-type="time" office:time-value="PT00H01M13S" calcext:value-type="time">
            <text:p>00:01:13</text:p>
          </table:table-cell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ce3" office:value-type="time" office:time-value="PT00H03M00S" calcext:value-type="time">
            <text:p>00:03:00</text:p>
          </table:table-cell>
          <table:table-cell table:formula="of:=[.C26]-[.D26]" office:value-type="time" office:time-value="PT00H00M00S" calcext:value-type="time">
            <text:p>00:00:00</text:p>
          </table:table-cell>
          <table:table-cell table:formula="of:=([.D26]/([.D26]+[.E26]))" office:value-type="percentage" office:value="1" calcext:value-type="percentage">
            <text:p>100,00 %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ce3" table:formula="of:=[.C27]-[.H27]" office:value-type="time" office:time-value="PT00H02M38S" calcext:value-type="time">
            <text:p>00:02:38</text:p>
          </table:table-cell>
          <table:table-cell office:value-type="time" office:time-value="PT00H00M00S" calcext:value-type="time">
            <text:p>00:00:00</text:p>
          </table:table-cell>
          <table:table-cell table:formula="of:=([.D27]/([.D27]+[.E27]))" office:value-type="percentage" office:value="1" calcext:value-type="percentage">
            <text:p>100,00 %</text:p>
          </table:table-cell>
          <table:table-cell/>
          <table:table-cell office:value-type="time" office:time-value="PT00H07M22S" calcext:value-type="time">
            <text:p>00:07:22</text:p>
          </table:table-cell>
        </table:table-row>
        <table:table-row table:style-name="ro2">
          <table:table-cell office:value-type="string" calcext:value-type="string">
            <text:p>Test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28]-[.H28]" office:value-type="time" office:time-value="PT00H56M23S" calcext:value-type="time">
            <text:p>00:56:23</text:p>
          </table:table-cell>
          <table:table-cell table:formula="of:=[.C28]-[.D28]" office:value-type="time" office:time-value="-PT00H26M23S" calcext:value-type="time">
            <text:p>23:33:37</text:p>
          </table:table-cell>
          <table:table-cell table:formula="of:=([.D28]/([.D28]+[.E28]))" office:value-type="percentage" office:value="1.87944444444444" calcext:value-type="percentage">
            <text:p>187,94 %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time" office:time-value="PT00H03M37S" calcext:value-type="time">
            <text:p>00:03:37</text:p>
          </table:table-cell>
        </table:table-row>
        <table:table-row table:style-name="ro2">
          <table:table-cell office:value-type="string" calcext:value-type="string">
            <text:p>Preparation des donnees java pour la seance question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style-name="ce3"/>
          <table:table-cell table:formula="of:=[.C29]-[.D29]" office:value-type="time" office:time-value="PT00H25M00S" calcext:value-type="time">
            <text:p>00:25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Default"/>
          <table:table-cell table:formula="of:=[.C30]-[.D30]" office:value-type="time" office:time-value="PT00H30M00S" calcext:value-type="time">
            <text:p>00:30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4]-[.D34]" office:value-type="time" office:time-value="PT00H03M00S" calcext:value-type="time">
            <text:p>00:03:00</text:p>
          </table:table-cell>
          <table:table-cell table:formula="of:=([.D34]/([.D34]+[.E3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5]-[.D35]" office:value-type="time" office:time-value="PT00H03M00S" calcext:value-type="time">
            <text:p>00:03:00</text:p>
          </table:table-cell>
          <table:table-cell table:formula="of:=([.D35]/([.D35]+[.E3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6]-[.D36]" office:value-type="time" office:time-value="PT00H03M00S" calcext:value-type="time">
            <text:p>00:03:00</text:p>
          </table:table-cell>
          <table:table-cell table:formula="of:=([.D36]/([.D36]+[.E36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6])" office:value-type="time" office:time-value="PT05H53M00S" calcext:value-type="time">
            <text:p>05:53:0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number-columns-repeated="2"/>
          <table:table-cell table:formula="of:=SUM([.C30:.C36])" office:value-type="time" office:time-value="PT00H45M00S" calcext:value-type="time">
            <text:p>00:45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5:56:26.591000000</dc:date>
    <meta:editing-duration>PT7H49M15S</meta:editing-duration>
    <meta:editing-cycles>38</meta:editing-cycles>
    <meta:generator>LibreOffice/7.2.4.1$Windows_X86_64 LibreOffice_project/27d75539669ac387bb498e35313b970b7fe9c4f9</meta:generator>
    <meta:document-statistic meta:table-count="1" meta:cell-count="227" meta:object-count="0"/>
  </office:meta>
</office:document-meta>
</file>